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6478" officeooo:paragraph-rsid="00066478"/>
    </style:style>
    <style:style style:name="P2" style:family="paragraph" style:parent-style-name="Standard">
      <style:text-properties officeooo:rsid="0006d633" officeooo:paragraph-rsid="0006d633"/>
    </style:style>
    <style:style style:name="P3" style:family="paragraph" style:parent-style-name="Standard">
      <style:paragraph-properties style:line-height-at-least="0.198in"/>
      <style:text-properties fo:color="#a7dbf7" style:font-name="Droid Sans Mono" fo:font-size="10.5pt" fo:font-weight="normal" fo:background-color="#011627"/>
    </style:style>
    <style:style style:name="P4" style:family="paragraph" style:parent-style-name="Standard">
      <style:text-properties fo:color="#a7dbf7" style:font-name="Droid Sans Mono" fo:font-size="10.5pt" fo:font-weight="normal" officeooo:rsid="0006d633" officeooo:paragraph-rsid="0006d633" fo:background-color="#011627"/>
    </style:style>
    <style:style style:name="P5" style:family="paragraph" style:parent-style-name="Standard">
      <style:text-properties fo:color="#a7dbf7" style:font-name="Droid Sans Mono" fo:font-size="10.5pt" fo:font-weight="normal" officeooo:rsid="0008a6de" officeooo:paragraph-rsid="0008a6de" fo:background-color="#011627"/>
    </style:style>
    <style:style style:name="P6" style:family="paragraph" style:parent-style-name="Standard">
      <style:text-properties officeooo:rsid="0008a6de" officeooo:paragraph-rsid="0006d633"/>
    </style:style>
    <style:style style:name="P7" style:family="paragraph" style:parent-style-name="Standard">
      <style:text-properties officeooo:rsid="0008a6de" officeooo:paragraph-rsid="0008a6de"/>
    </style:style>
    <style:style style:name="T1" style:family="text">
      <style:text-properties officeooo:rsid="0006d633"/>
    </style:style>
    <style:style style:name="T2" style:family="text">
      <style:text-properties fo:color="#00bff9" fo:font-style="italic"/>
    </style:style>
    <style:style style:name="T3" style:family="text">
      <style:text-properties fo:color="#6bff81"/>
    </style:style>
    <style:style style:name="T4" style:family="text">
      <style:text-properties fo:color="#bcf0c0"/>
    </style:style>
    <style:style style:name="T5" style:family="text">
      <style:text-properties fo:color="#8dec95"/>
    </style:style>
    <style:style style:name="T6" style:family="text">
      <style:text-properties fo:color="#d7dbe0"/>
    </style:style>
    <style:style style:name="T7" style:family="text">
      <style:text-properties fo:color="#f7ecb5"/>
    </style:style>
    <style:style style:name="T8" style:family="text">
      <style:text-properties fo:color="#82aaff"/>
    </style:style>
    <style:style style:name="T9" style:family="text">
      <style:text-properties officeooo:rsid="0008a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is Dataset Classification Using Decision Tree Classifier (Code Documentation)</text:p>
      <text:p text:style-name="P1">NOTE: The Iris dataset contains three iris species with 50 samples each as well as some properties about each flower.</text:p>
      <text:p text:style-name="P1"/>
      <text:p text:style-name="P1">This Python script uses the Decision Tree Classification Algorithm from Sklearn module to classify the iris species to be able to predict which class/species a <text:span text:style-name="T1">particular</text:span> flower belongs to given <text:span text:style-name="T1">it’s</text:span> properties.</text:p>
      <text:p text:style-name="P1"/>
      <text:p text:style-name="P2">I started off importing the necessary packages and modules needed.</text:p>
      <text:p text:style-name="P4"><text:span text:style-name="T2">import</text:span> pandas <text:span text:style-name="T2">as</text:span> pd</text:p>
      <text:p text:style-name="P3"><text:span text:style-name="T2">import</text:span> matplotlib.pyplot <text:span text:style-name="T2">as</text:span> plt</text:p>
      <text:p text:style-name="P3"><text:span text:style-name="T2">from</text:span> sklearn.model_selection <text:span text:style-name="T2">import</text:span> train_test_split</text:p>
      <text:p text:style-name="P3"><text:span text:style-name="T2">from</text:span> sklearn.tree <text:span text:style-name="T2">import</text:span> DecisionTreeClassifier </text:p>
      <text:p text:style-name="P3"><text:span text:style-name="T2">from</text:span> sklearn.preprocessing <text:span text:style-name="T2">import</text:span> LabelEncoder</text:p>
      <text:p text:style-name="P3"><text:span text:style-name="T2">from</text:span> sklearn.metrics <text:span text:style-name="T2">import</text:span> accuracy_score</text:p>
      <text:p text:style-name="P2"/>
      <text:p text:style-name="P2">Then load the dataset are a dataframe using python pandas library. And separate the dependent variable from the dependent variable. </text:p>
      <text:p text:style-name="P2">Note: X represent the independent variable which is the flower features and Y represents the dependent va<text:span text:style-name="T9">riable which is what we will be predicting.</text:span></text:p>
      <text:p text:style-name="P4">df <text:span text:style-name="T2">=</text:span> pd.read_csv(<text:span text:style-name="T3">'</text:span><text:span text:style-name="T4">Iris.csv</text:span><text:span text:style-name="T3">'</text:span>)</text:p>
      <text:p text:style-name="P3">X <text:span text:style-name="T2">=</text:span> df.iloc[:, :<text:span text:style-name="T2">-</text:span><text:span text:style-name="T5">1</text:span>].values</text:p>
      <text:p text:style-name="P3">Y <text:span text:style-name="T2">=</text:span> df.iloc[:, <text:span text:style-name="T5">5</text:span>].values</text:p>
      <text:p text:style-name="P6"/>
      <text:p text:style-name="P7">Here we encode the dependent variable to help the model understand the data because it is a categorical data.</text:p>
      <text:p text:style-name="P4">le <text:span text:style-name="T2">=</text:span> LabelEncoder()</text:p>
      <text:p text:style-name="P3">Y <text:span text:style-name="T2">=</text:span> le.fit_transform(Y)</text:p>
      <text:p text:style-name="P2"/>
      <text:p text:style-name="P7">After loading and encoding our label, then we split our dataset to training and testing set, this make avoid over-fitting and under-fitting our model and helps us calculate and measure accuracy.</text:p>
      <text:p text:style-name="P5">X_train, X_test, Y_train, Y_test <text:span text:style-name="T2">=</text:span> train_test_split(X,Y,<text:span text:style-name="T6">test_size</text:span><text:span text:style-name="T2">=</text:span><text:span text:style-name="T5">0.30</text:span>,<text:span text:style-name="T6">random_state</text:span><text:span text:style-name="T2">=</text:span><text:span text:style-name="T5">0</text:span>)</text:p>
      <text:p text:style-name="P7"/>
      <text:p text:style-name="P7">Then we create our Decision Tree Classifier model object and fit our X and Y to it(This process is called training the model) </text:p>
      <text:p text:style-name="P4">decision_tree_classifier <text:span text:style-name="T2">=</text:span> DecisionTreeClassifier(<text:span text:style-name="T6">random_state</text:span><text:span text:style-name="T2">=</text:span><text:span text:style-name="T5">0</text:span>)</text:p>
      <text:p text:style-name="P3">decision_tree_classifier.fit(X, Y)</text:p>
      <text:p text:style-name="P2"/>
      <text:p text:style-name="P2">Th<text:span text:style-name="T9">e next step is predicting Y value by providing the feature which in this case is X_test data .</text:span></text:p>
      <text:p text:style-name="P4">Y_pred <text:span text:style-name="T2">=</text:span> decision_tree_classifier.predict(X_test)</text:p>
      <text:p text:style-name="P3">Y_pred</text:p>
      <text:p text:style-name="P2"/>
      <text:p text:style-name="P7">Here the accuracy_score method from sklearn is used to calculate the accuracy of the model by passing our model predicted value and the actual value as a parameter to it.</text:p>
      <text:p text:style-name="P4"><text:span text:style-name="T7">print</text:span>(<text:span text:style-name="T2">f</text:span><text:span text:style-name="T4">'The accurancy score is:</text:span><text:span text:style-name="T8">{</text:span>accuracy_score(Y_pred,Y_test)<text:span text:style-name="T2">*</text:span><text:span text:style-name="T5">100</text:span><text:span text:style-name="T8">}</text:span><text:span text:style-name="T4">%'</text:span>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9:45:23.384654763</meta:creation-date>
    <dc:date>2020-04-13T20:26:03.910706538</dc:date>
    <meta:editing-duration>PT18S</meta:editing-duration>
    <meta:editing-cycles>1</meta:editing-cycles>
    <meta:document-statistic meta:table-count="0" meta:image-count="0" meta:object-count="0" meta:page-count="1" meta:paragraph-count="28" meta:word-count="297" meta:character-count="2115" meta:non-whitespace-character-count="1843"/>
    <meta:generator>LibreOffice/6.0.7.3$Linux_X86_64 LibreOffice_project/00m0$Build-3</meta:generator>
  </office:meta>
</office:document-meta>
</file>